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pacity="25%" draw:textarea-vertical-align="middle" draw:shadow-opacity="25%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20.5cm" svg:x="14.7cm" svg:y="2.5cm">
          <text:p/>
        </draw:rect>
        <draw:frame draw:style-name="gr2" draw:layer="layout" svg:width="2.022cm" svg:height="0.962cm" svg:x="16.1cm" svg:y="2.7cm">
          <draw:text-box>
            <text:p>Node</text:p>
          </draw:text-box>
        </draw:frame>
        <draw:rect draw:style-name="gr3" draw:text-style-name="P1" draw:layer="layout" svg:width="19cm" svg:height="22.7cm" svg:x="1cm" svg:y="1cm">
          <text:p/>
        </draw:rect>
        <draw:rect draw:style-name="gr1" draw:text-style-name="P1" draw:layer="layout" svg:width="5cm" svg:height="20.5cm" svg:x="1.4cm" svg:y="2.5cm">
          <text:p/>
        </draw:rect>
        <draw:custom-shape draw:style-name="gr4" draw:text-style-name="P1" draw:layer="layout" svg:width="3.6cm" svg:height="3.3cm" svg:x="2.1cm" svg:y="10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5cm" svg:height="20.5cm" svg:x="8.1cm" svg:y="2.5cm">
          <text:p/>
        </draw:rect>
        <draw:frame draw:style-name="gr2" draw:layer="layout" svg:width="2.022cm" svg:height="0.962cm" svg:x="9.5cm" svg:y="2.7cm">
          <draw:text-box>
            <text:p>Node</text:p>
          </draw:text-box>
        </draw:frame>
        <draw:custom-shape draw:style-name="gr4" draw:text-style-name="P1" draw:layer="layout" svg:width="3.6cm" svg:height="3.3cm" svg:x="8.852cm" svg:y="10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6cm" svg:height="3.3cm" svg:x="15.3cm" svg:y="10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1" draw:layer="layout" svg:width="5.3cm" svg:height="2.384cm" svg:x="1.45cm" svg:y="14.5cm">
          <draw:text-box>
            <text:p text:style-name="P1"><text:span text:style-name="T1">MySQL</text:span> Leader</text:p>
            <text:p text:style-name="P1">(Write)</text:p>
          </draw:text-box>
        </draw:frame>
        <draw:frame draw:style-name="gr5" draw:text-style-name="P1" draw:layer="layout" svg:width="5.3cm" svg:height="2.384cm" svg:x="14.6cm" svg:y="14.5cm">
          <draw:text-box>
            <text:p text:style-name="P1"><text:span text:style-name="T1">MySQL</text:span> Follower</text:p>
            <text:p text:style-name="P1">(Read)</text:p>
          </draw:text-box>
        </draw:frame>
        <draw:frame draw:style-name="gr5" draw:text-style-name="P1" draw:layer="layout" svg:width="5.3cm" svg:height="2.384cm" svg:x="8cm" svg:y="14.5cm">
          <draw:text-box>
            <text:p text:style-name="P1"><text:span text:style-name="T1">MySQL</text:span> Follower</text:p>
            <text:p text:style-name="P1">(Read)</text:p>
          </draw:text-box>
        </draw:frame>
        <draw:rect draw:style-name="gr6" draw:text-style-name="P1" draw:layer="layout" svg:width="17.9cm" svg:height="2.7cm" svg:x="1.6cm" svg:y="4.2cm">
          <text:p text:style-name="P1"><text:span text:style-name="T1">Consul</text:span></text:p>
          <text:p text:style-name="P1">(Service discovery and</text:p>
          <text:p text:style-name="P1">leader election)</text:p>
        </draw:rect>
        <draw:rect draw:style-name="gr6" draw:text-style-name="P1" draw:layer="layout" svg:width="17.9cm" svg:height="2.7cm" svg:x="1.6cm" svg:y="19cm">
          <text:p text:style-name="P1"><text:span text:style-name="T1">ProxySQL</text:span></text:p>
          <text:p text:style-name="P1">(Dispatch MySQL</text:p>
          <text:p text:style-name="P1">connections)</text:p>
        </draw:rect>
        <draw:frame draw:style-name="gr2" draw:layer="layout" svg:width="9.325cm" svg:height="0.962cm" svg:x="6cm" svg:y="1cm">
          <draw:text-box>
            <text:p><text:span text:style-name="T1">Docker Swarm</text:span> or <text:span text:style-name="T1">Kubernetes</text:span></text:p>
          </draw:text-box>
        </draw:frame>
        <draw:rect draw:style-name="gr6" draw:text-style-name="P1" draw:layer="layout" svg:width="7cm" svg:height="2.7cm" svg:x="7.1cm" svg:y="25.2cm">
          <text:p text:style-name="P1"><text:span text:style-name="T1">Clinet</text:span></text:p>
        </draw:rect>
        <draw:line draw:style-name="gr7" draw:text-style-name="P1" draw:layer="layout" svg:x1="10.7cm" svg:y1="25.3cm" svg:x2="10.7cm" svg:y2="21.6cm">
          <text:p/>
        </draw:line>
        <draw:frame draw:style-name="gr2" draw:layer="layout" svg:width="2.022cm" svg:height="0.962cm" svg:x="2.8cm" svg:y="2.7cm">
          <draw:text-box>
            <text:p>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7T08:40:11</meta:creation-date>
    <dc:date>2020-12-07T08:59:06</dc:date>
    <meta:editing-duration>PT3M43S</meta:editing-duration>
    <meta:editing-cycles>1</meta:editing-cycles>
    <meta:document-statistic meta:object-count="18"/>
    <meta:generator>OpenOffice/4.1.7$Unix OpenOffice.org_project/417m1$Build-9800</meta:generator>
  </office:meta>
</office:document-meta>
</file>